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заголовок_20_раздела">
      <style:paragraph-properties>
        <style:tab-stops>
          <style:tab-stop style:position="0in"/>
        </style:tab-stops>
      </style:paragraph-properties>
      <style:text-properties fo:color="#808080" loext:opacity="100%" style:font-name="Verdana1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заголовок_20_раздела">
      <style:paragraph-properties>
        <style:tab-stops>
          <style:tab-stop style:position="0in"/>
        </style:tab-stops>
      </style:paragraph-properties>
      <style:text-properties fo:color="#808080" loext:opacity="100%" style:font-name="Verdana1" fo:font-size="15pt" fo:language="en" fo:country="US" fo:font-style="normal" fo:font-weight="bold" officeooo:rsid="000d1f4b" officeooo:paragraph-rsid="000d1f4b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style:font-name="Verdana1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style:font-name="Verdana1" fo:font-size="12pt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fo:font-style="normal" fo:font-weight="bold" officeooo:paragraph-rsid="000d1f4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bold" officeooo:paragraph-rsid="000d1f4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bold" officeooo:paragraph-rsid="000f054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bold" officeooo:paragraph-rsid="00133c9f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bold" officeooo:paragraph-rsid="00148f3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officeooo:paragraph-rsid="000f05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officeooo:paragraph-rsid="00133c9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officeooo:rsid="00148f3b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normal" officeooo:paragraph-rsid="00116ad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normal" officeooo:paragraph-rsid="001585a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en" fo:country="US" fo:font-style="normal" fo:font-weight="bold" officeooo:rsid="00183d7b" officeooo:paragraph-rsid="00183d7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en" fo:country="US" fo:font-style="normal" fo:font-weight="normal" officeooo:rsid="0018ab4f" officeooo:paragraph-rsid="0018ab4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en" fo:country="US" fo:font-style="normal" fo:font-weight="normal" officeooo:rsid="0019bc11" officeooo:paragraph-rsid="0019bc1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Verdana1" fo:font-size="12pt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en" fo:country="US" fo:font-style="normal" fo:font-weight="normal" officeooo:rsid="0019bc11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176a"/>
    </style:style>
    <style:style style:name="T3" style:family="text">
      <style:text-properties fo:color="#21409a" loext:opacity="100%"/>
    </style:style>
    <style:style style:name="T4" style:family="text">
      <style:text-properties fo:color="#21409a" loext:opacity="100%" fo:language="en" fo:country="US" officeooo:rsid="000d1f4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 officeooo:rsid="000d1f4b"/>
    </style:style>
    <style:style style:name="T7" style:family="text">
      <style:text-properties fo:color="#95231f" loext:opacity="100%"/>
    </style:style>
    <style:style style:name="T8" style:family="text">
      <style:text-properties fo:color="#95231f" loext:opacity="100%" fo:language="en" fo:country="US" officeooo:rsid="000f054d"/>
    </style:style>
    <style:style style:name="T9" style:family="text">
      <style:text-properties fo:color="#95231f" loext:opacity="100%" fo:language="en" fo:country="US" officeooo:rsid="00116ad1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d1f4b"/>
    </style:style>
    <style:style style:name="T12" style:family="text">
      <style:text-properties fo:language="en" fo:country="US" officeooo:rsid="000f054d"/>
    </style:style>
    <style:style style:name="T13" style:family="text">
      <style:text-properties fo:language="en" fo:country="US" officeooo:rsid="00133c9f"/>
    </style:style>
    <style:style style:name="T14" style:family="text">
      <style:text-properties fo:language="en" fo:country="US" officeooo:rsid="00148f3b"/>
    </style:style>
    <style:style style:name="T15" style:family="text">
      <style:text-properties fo:language="en" fo:country="US" officeooo:rsid="001585af"/>
    </style:style>
    <style:style style:name="T16" style:family="text">
      <style:text-properties fo:language="en" fo:country="US" officeooo:rsid="001691ac"/>
    </style:style>
    <style:style style:name="T17" style:family="text">
      <style:text-properties fo:language="en" fo:country="US" officeooo:rsid="0018ab4f"/>
    </style:style>
    <style:style style:name="T18" style:family="text">
      <style:text-properties fo:language="en" fo:country="US" officeooo:rsid="0019bc11"/>
    </style:style>
    <style:style style:name="T19" style:family="text">
      <style:text-properties fo:language="en" fo:country="US" officeooo:rsid="001b367e"/>
    </style:style>
    <style:style style:name="T20" style:family="text">
      <style:text-properties fo:language="en" fo:country="US" officeooo:rsid="001ba328"/>
    </style:style>
    <style:style style:name="T21" style:family="text">
      <style:text-properties fo:language="en" fo:country="US" officeooo:rsid="001ccf8d"/>
    </style:style>
    <style:style style:name="T22" style:family="text">
      <style:text-properties fo:language="en" fo:country="US" officeooo:rsid="001eb351"/>
    </style:style>
    <style:style style:name="T23" style:family="text">
      <style:text-properties fo:language="en" fo:country="US" officeooo:rsid="001ec51e"/>
    </style:style>
    <style:style style:name="T24" style:family="text">
      <style:text-properties fo:language="en" fo:country="US" officeooo:rsid="001f1619"/>
    </style:style>
    <style:style style:name="T25" style:family="text">
      <style:text-properties officeooo:rsid="000b9e8f"/>
    </style:style>
    <style:style style:name="T26" style:family="text">
      <style:text-properties fo:color="#808080" loext:opacity="100%" style:font-name="Verdana1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1a19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ерации, из которых состоят алгоритмы</text:p>
      <text:p text:style-name="P2">Operations, making up the algorithms</text:p>
      <text:p text:style-name="P6"><text:a xlink:type="simple" xlink:href="../operations%20of%20algorithms.odt" text:style-name="Internet_20_link" text:visited-style-name="Visited_20_Internet_20_Link"><text:span text:style-name="T26"/></text:a></text:p>
      <text:p text:style-name="P3"/>
      <text:p text:style-name="P7">а. разделение фигуры на куски-подфигуры</text:p>
      <text:p text:style-name="P18">а.1. <text:span text:style-name="T3">для главной_фигуры</text:span> подфигуры выбираются:</text:p>
      <text:p text:style-name="P18">а.1.1: повторением подфигуры</text:p>
      <text:p text:style-name="P18">? а.1.2: включая непрямое_повторение через соответствия различных_фигур друг с другом</text:p>
      <text:p text:style-name="P12">а.2. <text:span text:style-name="T3">для повторившихся_фигур </text:span><text:span text:style-name="T5">подфигуры выбираются:</text:span></text:p>
      <text:p text:style-name="P27">а.2.1. так-же - повторением (а.1.1)</text:p>
      <text:p text:style-name="P12"><text:span text:style-name="T5">а.2.2. при этом, первыми просчитываются подфигуры, </text:span><text:span text:style-name="T7">похожие</text:span><text:span text:style-name="T5"> или </text:span><text:span text:style-name="T7">учавствовавшие </text:span><text:span text:style-name="T5">в разбиваемой фигуре</text:span></text:p>
      <text:p text:style-name="P27"/>
      <text:p text:style-name="P8"><text:span text:style-name="T11">a</text:span>. <text:span text:style-name="T11">division of a figure into pieces-subfigures</text:span></text:p>
      <text:p text:style-name="P19">а.1. <text:span text:style-name="T4">for the main_figure,</text:span> <text:span text:style-name="T11">subfigures are selected</text:span>:</text:p>
      <text:p text:style-name="P19"><text:span text:style-name="T11">a</text:span>.1.1: <text:span text:style-name="T11">by </text:span><text:span text:style-name="T20">the </text:span><text:span text:style-name="T11">repetition of </text:span><text:span text:style-name="T20">a</text:span><text:span text:style-name="T11"> subfigure</text:span></text:p>
      <text:p text:style-name="P19">? <text:span text:style-name="T11">a</text:span>.1.2: <text:span text:style-name="T11">including indirect_repetition through correspondence between different</text:span><text:span text:style-name="T19">_</text:span><text:span text:style-name="T11">figures</text:span></text:p>
      <text:p text:style-name="P13"><text:span text:style-name="T11">a</text:span>.2. <text:span text:style-name="T4">for repeated_figures </text:span><text:span text:style-name="T6">subfigures are selected</text:span><text:span text:style-name="T5">:</text:span></text:p>
      <text:p text:style-name="P28"><text:span text:style-name="T11">a</text:span>.2.1. <text:span text:style-name="T11">in the same way – by repetition</text:span> (<text:span text:style-name="T11">a</text:span>.1.1)</text:p>
      <text:p text:style-name="P28"><text:span text:style-name="T11">a</text:span>.2.2. <text:span text:style-name="T12">in so doing</text:span>, <text:span text:style-name="T12">the figures</text:span>, <text:span text:style-name="T8">similar to </text:span><text:span text:style-name="T12">or </text:span><text:span text:style-name="T8">participating in </text:span><text:span text:style-name="T12">the divided figure, are calculated first</text:span></text:p>
      <text:p text:style-name="P12"/>
      <text:p text:style-name="P7"/>
      <text:p text:style-name="P7">б. нахождение <text:span text:style-name="T1">каркасных </text:span>подфигур-откуда</text:p>
      <text:p text:style-name="P12">б.1. <text:span text:style-name="T10">перебором</text:span></text:p>
      <text:p text:style-name="P18">б.2. <text:span text:style-name="T7">как-то использовать</text:span> предыдущие знания о фигурах (возможно похожих на текущие)</text:p>
      <text:p text:style-name="P18"/>
      <text:p text:style-name="P9"><text:span text:style-name="T12">b</text:span>. <text:span text:style-name="T12">finding stencils-from</text:span></text:p>
      <text:p text:style-name="P14"><text:span text:style-name="T12">b</text:span>.1. <text:span text:style-name="T12">by brute-force</text:span></text:p>
      <text:p text:style-name="P20"><text:span text:style-name="T12">b</text:span>.2. <text:span text:style-name="T9">somehow use </text:span><text:span text:style-name="T21">the</text:span><text:span text:style-name="T12"> </text:span><text:span text:style-name="T21">p</text:span><text:span text:style-name="T12">revious knowledge of figures </text:span>(<text:span text:style-name="T12">possibly similar to the current ones</text:span>) <text:s/></text:p>
      <text:p text:style-name="P18"/>
      <text:p text:style-name="P7">в. нахождение искомой подфигуры относительно каркасных</text:p>
      <text:p text:style-name="P12">в.1. она просто берётся между двумя каркасными фигурами (возможно с мусором) </text:p>
      <text:p text:style-name="P12"><text:tab/>- вся сложность в нахождении каркасных фигур.</text:p>
      <text:p text:style-name="P12"/>
      <text:p text:style-name="P10"><text:span text:style-name="T13">c</text:span>. <text:span text:style-name="T13">finding the searched figure relative to the stencils</text:span></text:p>
      <text:p text:style-name="P15"><text:span text:style-name="T13">c</text:span>.1. <text:span text:style-name="T13">it is simply taken from between two figures, </text:span><text:span text:style-name="T22">which constitute </text:span><text:span text:style-name="T13">the stencil</text:span></text:p>
      <text:p text:style-name="P15"><text:tab/>- <text:span text:style-name="T13">all the complexity is in finding the stencil figures</text:span></text:p>
      <text:p text:style-name="P7"/>
      <text:p text:style-name="P7">г. помещение найденной подфигуры в буфер (возможно эфемерный)</text:p>
      <text:p text:style-name="P12">г.1 буфер содержит информацию о расположениях фигур, положенных в него, т.е. весь путь </text:p>
      <text:p text:style-name="P12">относительно каркасных фигур. </text:p>
      <text:p text:style-name="P12">Этот путь составляет <text:span text:style-name="T10">ID </text:span><text:span text:style-name="T1">буфера, по которому он связывается со своим</text:span><text:span text:style-name="T2">и</text:span><text:span text:style-name="T1"> аналогами в повторениях алгоритма.</text:span></text:p>
      <text:p text:style-name="P7"/>
      <text:p text:style-name="P11"><text:span text:style-name="T14">d</text:span>. <text:span text:style-name="T14">storing the found figure in a buffer (possibly temporal)</text:span></text:p>
      <text:p text:style-name="P16"><text:span text:style-name="T14">d</text:span>.1 <text:span text:style-name="T14">the buffer has the information </text:span><text:span text:style-name="T23">about</text:span><text:span text:style-name="T14"> the positions of all figures, stored in it, i.e. the full path relative to the stencils.</text:span></text:p>
      <text:p text:style-name="P17"><text:span text:style-name="T14">T</text:span><text:span text:style-name="T10">his path is the ID of the buffer, by which the buffer is connected to its analogues in repetitions of its algorithm.</text:span></text:p>
      <text:p text:style-name="P7"/>
      <text:p text:style-name="P7">д. нахождение <text:span text:style-name="T1">каркасных </text:span>подфигур-куда (в подфигуре или начальной фигуре)</text:p>
      <text:p text:style-name="P4">аналогично (б):</text:p>
      <text:p text:style-name="P12">д.1. перебором</text:p>
      <text:p text:style-name="P18">д.2. <text:span text:style-name="T7">как-то использовать</text:span> предыдущие знания о фигурах (возможно похожих на текущие)</text:p>
      <text:p text:style-name="P7"/>
      <text:p text:style-name="P11"><text:span text:style-name="T15">e</text:span>. <text:span text:style-name="T15">finding stencils-to (in a subfigure o</text:span><text:span text:style-name="T24">r</text:span><text:span text:style-name="T15"> the initial figure)</text:span></text:p>
      <text:p text:style-name="P5"><text:span text:style-name="T15">in the same way</text:span> <text:span text:style-name="T15">as </text:span>(<text:span text:style-name="T15">b</text:span>):</text:p>
      <text:p text:style-name="P16"><text:span text:style-name="T15">e</text:span>.1. <text:span text:style-name="T15">by brute-force</text:span></text:p>
      <text:p text:style-name="P22"><text:span text:style-name="T12">b</text:span>.2. <text:span text:style-name="T9">somehow use </text:span><text:span text:style-name="T12">previous knowledge of figures </text:span>(<text:span text:style-name="T12">possibly similar to the current ones</text:span>) <text:s/></text:p>
      <text:p text:style-name="P21"/>
      <text:p text:style-name="P21"/>
      <text:p text:style-name="P7">е. вставка найденной подфигуры из буфера в место относительно каркасных подфигур-куда</text:p>
      <text:p text:style-name="P12">е.1. буфер выбирается:</text:p>
      <text:p text:style-name="P12">е.1.1. перебором</text:p>
      <text:p text:style-name="P12">е.2. всегда используется место между двумя каркасными_фигурами (возможно с мусорным_люфтом).</text:p>
      <text:p text:style-name="P12"/>
      <text:p text:style-name="P11"><text:span text:style-name="T16">f</text:span>. <text:span text:style-name="T16">inputting the found subfigure from the buffer into a stencil-to</text:span></text:p>
      <text:p text:style-name="P16"><text:span text:style-name="T16">f</text:span>.1. <text:span text:style-name="T16">the buffer is selected</text:span>:</text:p>
      <text:p text:style-name="P16"><text:span text:style-name="T16">f</text:span>.1.1. <text:span text:style-name="T16">by brute-force</text:span></text:p>
      <text:p text:style-name="P16"><text:span text:style-name="T16">f</text:span>.2. <text:span text:style-name="T16">a place within a stencil-to is always used (possibly, with garbage noise).</text:span></text:p>
      <text:p text:style-name="P16"/>
      <text:p text:style-name="P12"/>
      <text:p text:style-name="P23">что может быть свойством берущейся (под)фигуры?:</text:p>
      <text:p text:style-name="P18">1. константная (прямо узнанная) фигура, находящаяся с определённой стороны каркасных подфигур </text:p>
      <text:p text:style-name="P18"><text:tab/>в достраиваемой фигуре.</text:p>
      <text:p text:style-name="P18"/>
      <text:p text:style-name="P18">всегда одновременно находятся и Тип фигуры, и её Инстанция:</text:p>
      <text:p text:style-name="P18">через Тип фигуры можно выйти на другие её инстанции;</text:p>
      <text:p text:style-name="P18">через Инстанцию фигуры можно выйти на другие типы фигур относительно неё.</text:p>
      <text:p text:style-name="P18"/>
      <text:p text:style-name="P18">1. фигура, находящаяся между определённы<text:span text:style-name="T25">ми</text:span> фигурами</text:p>
      <text:p text:style-name="P18">2. инстанция фигуры конкретного типа, находящаяся с определённой стороны определённой фигуры.</text:p>
      <text:p text:style-name="P25"/>
      <text:p text:style-name="P16"/>
      <text:p text:style-name="P24">what can be a trait of the taken (sub)figure?:</text:p>
      <text:p text:style-name="P21">1. <text:span text:style-name="T17">a constant (directly recognised) figure, </text:span><text:span text:style-name="T18">relative to the stencils in the completing figure.</text:span></text:p>
      <text:p text:style-name="P29"/>
      <text:p text:style-name="P26">both, <text:span text:style-name="T27">the </text:span>Type <text:span text:style-name="T27">of a figure</text:span>, and its Instance, are always found simultaneously:</text:p>
      <text:p text:style-name="P26"><text:span text:style-name="T27">the Type of a</text:span> figure can point at all its instances;</text:p>
      <text:p text:style-name="P26"><text:span text:style-name="T27">an </text:span>Instance <text:span text:style-name="T27">of a figure </text:span>can point at other Types <text:span text:style-name="T27">of figures</text:span>, relative to that instance.</text:p>
      <text:p text:style-name="P21"/>
      <text:p text:style-name="P26">1. a figure which is between particular figures</text:p>
      <text:p text:style-name="P26">2. an instance of a figure of a specific type, from a particular side of a particular figure.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8-04-22T16:18:22.820000000</meta:creation-date>
    <dc:date>2021-08-07T03:02:21.291000000</dc:date>
    <meta:editing-duration>P7DT15H18M43S</meta:editing-duration>
    <meta:editing-cycles>37</meta:editing-cycles>
    <meta:document-statistic meta:table-count="0" meta:image-count="0" meta:object-count="0" meta:page-count="1" meta:paragraph-count="66" meta:word-count="571" meta:character-count="3869" meta:non-whitespace-character-count="3352"/>
  </office:meta>
</office:document-meta>
</file>